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000000370355CEB70418B15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justify" draw:textarea-vertical-align="middle" draw:auto-grow-height="false" fo:min-height="0.893cm" fo:min-width="3.691cm"/>
    </style:style>
    <style:style style:name="gr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3.367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0.766cm" fo:min-width="4.068cm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3.368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3.3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320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solid" draw:fill-color="#ccffcc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.191cm" svg:height="1.143cm" svg:x="0.054cm" svg:y="1.397cm">
          <text:p text:style-name="P1"><text:span text:style-name="T1">Собы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4.245cm" svg:y1="1.968cm" svg:x2="6.058cm" svg:y2="1.959cm" draw:start-shape="id1" draw:start-glue-point="1" draw:end-shape="id2" svg:d="M4245 1968h907v-9h906" svg:viewBox="0 0 1814 10">
          <text:p/>
        </draw:connector>
        <draw:connector draw:style-name="gr2" draw:text-style-name="P3" draw:layer="layout" svg:x1="15.494cm" svg:y1="1.905cm" svg:x2="17.941cm" svg:y2="3.891cm" draw:start-shape="id3" draw:start-glue-point="1" draw:end-shape="id4" svg:d="M15494 1905h2447v1986" svg:viewBox="0 0 2448 1987">
          <text:p/>
        </draw:connector>
        <draw:custom-shape draw:style-name="gr3" draw:text-style-name="P4" xml:id="id3" draw:id="id3" draw:layer="layout" svg:width="3.867cm" svg:height="1.016cm" svg:x="11.627cm" svg:y="1.397cm">
          <text:p text:style-name="P1"><text:span text:style-name="T1">Решение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2" draw:id="id12" draw:layer="layout" svg:width="4.568cm" svg:height="1.016cm" svg:x="19.816cm" svg:y="10.014cm">
          <text:p text:style-name="P1"><text:span text:style-name="T1">Действие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.799cm" svg:y1="1.959cm" svg:x2="11.627cm" svg:y2="1.905cm" draw:start-shape="id2" draw:start-glue-point="1" draw:end-shape="id3" svg:d="M9799 1959l1828-54" svg:viewBox="0 0 1829 55">
          <text:p/>
        </draw:connector>
        <draw:frame draw:style-name="gr5" draw:text-style-name="P1" xml:id="id2" draw:id="id2" draw:layer="layout" svg:width="3.741cm" svg:height="3.81cm" svg:x="6.058cm" svg:y="0.054cm">
          <draw:image xlink:href="Pictures/100002010000036000000370355CEB70418B15D7.png" xlink:type="simple" xlink:show="embed" xlink:actuate="onLoad">
            <text:p/>
          </draw:image>
        </draw:frame>
        <draw:custom-shape draw:style-name="gr1" draw:text-style-name="P2" xml:id="id5" draw:id="id5" draw:layer="layout" svg:width="4.191cm" svg:height="1.143cm" svg:x="0.053cm" svg:y="4.697cm">
          <text:p text:style-name="P1"><text:span text:style-name="T1">Собы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4.244cm" svg:y1="5.268cm" svg:x2="6.057cm" svg:y2="5.259cm" draw:start-shape="id5" draw:start-glue-point="1" draw:end-shape="id6" svg:d="M4244 5268h907v-9h906" svg:viewBox="0 0 1814 10">
          <text:p/>
        </draw:connector>
        <draw:custom-shape draw:style-name="gr6" draw:text-style-name="P4" xml:id="id7" draw:id="id7" draw:layer="layout" svg:width="3.868cm" svg:height="1.016cm" svg:x="11.626cm" svg:y="4.697cm">
          <text:p text:style-name="P1"><text:span text:style-name="T1">Решение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.798cm" svg:y1="5.259cm" svg:x2="11.626cm" svg:y2="5.205cm" draw:start-shape="id6" draw:start-glue-point="1" draw:end-shape="id7" svg:d="M9798 5259l1828-54" svg:viewBox="0 0 1829 55">
          <text:p/>
        </draw:connector>
        <draw:frame draw:style-name="gr5" draw:text-style-name="P1" xml:id="id6" draw:id="id6" draw:layer="layout" svg:width="3.741cm" svg:height="3.81cm" svg:x="6.057cm" svg:y="3.354cm">
          <draw:image xlink:href="Pictures/100002010000036000000370355CEB70418B15D7.png" xlink:type="simple" xlink:show="embed" xlink:actuate="onLoad">
            <text:p/>
          </draw:image>
        </draw:frame>
        <draw:custom-shape draw:style-name="gr1" draw:text-style-name="P2" xml:id="id8" draw:id="id8" draw:layer="layout" svg:width="4.191cm" svg:height="1.143cm" svg:x="0.052cm" svg:y="9.497cm">
          <text:p text:style-name="P1"><text:span text:style-name="T1">Собы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4.243cm" svg:y1="10.068cm" svg:x2="6.056cm" svg:y2="10.059cm" draw:start-shape="id8" draw:start-glue-point="1" draw:end-shape="id9" svg:d="M4243 10068h907v-9h906" svg:viewBox="0 0 1814 10">
          <text:p/>
        </draw:connector>
        <draw:custom-shape draw:style-name="gr7" draw:text-style-name="P4" xml:id="id10" draw:id="id10" draw:layer="layout" svg:width="3.869cm" svg:height="1.016cm" svg:x="11.625cm" svg:y="9.497cm">
          <text:p text:style-name="P1"><text:span text:style-name="T1">Решение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.797cm" svg:y1="10.059cm" svg:x2="11.625cm" svg:y2="10.005cm" draw:start-shape="id9" draw:start-glue-point="1" draw:end-shape="id10" svg:d="M9797 10059l1828-54" svg:viewBox="0 0 1829 55">
          <text:p/>
        </draw:connector>
        <draw:frame draw:style-name="gr5" draw:text-style-name="P1" xml:id="id9" draw:id="id9" draw:layer="layout" svg:width="3.741cm" svg:height="3.81cm" svg:x="6.056cm" svg:y="8.154cm">
          <draw:image xlink:href="Pictures/100002010000036000000370355CEB70418B15D7.png" xlink:type="simple" xlink:show="embed" xlink:actuate="onLoad">
            <text:p/>
          </draw:image>
        </draw:frame>
        <draw:frame draw:style-name="gr8" draw:text-style-name="P6" draw:layer="layout" svg:width="3.473cm" svg:height="0.962cm" svg:x="0.464cm" svg:y="7.293cm">
          <draw:text-box>
            <text:p>… … … ...</text:p>
          </draw:text-box>
        </draw:frame>
        <draw:frame draw:style-name="gr8" draw:text-style-name="P6" draw:layer="layout" svg:width="3.473cm" svg:height="0.962cm" svg:x="11.862cm" svg:y="7.239cm">
          <draw:text-box>
            <text:p>… … … ...</text:p>
          </draw:text-box>
        </draw:frame>
        <draw:frame draw:style-name="gr8" draw:text-style-name="P6" draw:layer="layout" svg:width="3.473cm" svg:height="0.962cm" svg:x="6.104cm" svg:y="7.166cm">
          <draw:text-box>
            <text:p>… … … ...</text:p>
          </draw:text-box>
        </draw:frame>
        <draw:frame draw:style-name="gr5" draw:text-style-name="P1" xml:id="id4" draw:id="id4" draw:layer="layout" svg:width="3.741cm" svg:height="3.81cm" svg:x="16.071cm" svg:y="3.891cm">
          <draw:image xlink:href="Pictures/100002010000036000000370355CEB70418B15D7.png" xlink:type="simple" xlink:show="embed" xlink:actuate="onLoad">
            <text:p/>
          </draw:image>
        </draw:frame>
        <draw:custom-shape draw:style-name="gr6" draw:text-style-name="P4" xml:id="id11" draw:id="id11" draw:layer="layout" svg:width="3.868cm" svg:height="1.016cm" svg:x="20.193cm" svg:y="7.493cm">
          <text:p text:style-name="P1"><text:span text:style-name="T1">Решение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77cm" svg:x1="13.56cm" svg:y1="4.697cm" svg:x2="17.941cm" svg:y2="3.891cm" draw:start-shape="id7" draw:start-glue-point="0" draw:end-shape="id4" draw:end-glue-point="0" svg:d="M13560 4697v-2076h4381v1270" svg:viewBox="0 0 4382 2077">
          <text:p/>
        </draw:connector>
        <draw:connector draw:style-name="gr2" draw:text-style-name="P3" draw:layer="layout" svg:x1="15.494cm" svg:y1="10.005cm" svg:x2="17.941cm" svg:y2="7.701cm" draw:start-shape="id10" draw:start-glue-point="1" draw:end-shape="id4" draw:end-glue-point="2" svg:d="M15494 10005h2447v-2304" svg:viewBox="0 0 2448 2305">
          <text:p/>
        </draw:connector>
        <draw:connector draw:style-name="gr2" draw:text-style-name="P3" draw:layer="layout" svg:x1="19.812cm" svg:y1="5.796cm" svg:x2="22.127cm" svg:y2="7.493cm" draw:start-shape="id4" draw:start-glue-point="1" draw:end-shape="id11" svg:d="M19812 5796h2315v1697" svg:viewBox="0 0 2316 1698">
          <text:p/>
        </draw:connector>
        <draw:connector draw:style-name="gr2" draw:text-style-name="P3" draw:layer="layout" svg:x1="22.127cm" svg:y1="8.509cm" svg:x2="22.1cm" svg:y2="10.014cm" draw:start-shape="id11" draw:start-glue-point="2" draw:end-shape="id12" draw:end-glue-point="0" svg:d="M22127 8509v753h-27v752" svg:viewBox="0 0 28 15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1:37:28.514163414</meta:creation-date>
    <meta:generator>LibreOffice/6.0.7.3$Linux_X86_64 LibreOffice_project/00m0$Build-3</meta:generator>
    <dc:date>2019-09-17T16:00:05.918257085</dc:date>
    <meta:editing-duration>PT12M11S</meta:editing-duration>
    <meta:editing-cycles>3</meta:editing-cycles>
    <meta:document-statistic meta:object-count="26"/>
  </office:meta>
</office:document-meta>
</file>